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246.84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 table:style-name="ce2"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Sangsi Pelanggaran Peminjaman Loker [detail.periode2]</text:p>
          </table:table-cell>
          <table:covered-table-cell table:style-name="ce2"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style-name="ce2"/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Jumlah Peminjam </text:p>
          </table:table-cell>
          <table:table-cell table:style-name="ce3" office:value-type="string" calcext:value-type="string">
            <text:p>Total Denda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Peminjam]</text:p>
          </table:table-cell>
          <table:table-cell table:style-name="ce10" office:value-type="string" calcext:value-type="string">
            <text:p>[a.TotalDenda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Peminjam]</text:p>
          </table:table-cell>
          <table:table-cell table:style-name="ce11" office:value-type="string" calcext:value-type="string">
            <text:p>[detail.TotalDenda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4:05:24.3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0T14:07:15.092000000</dc:date>
    <meta:editing-duration>PT2H13M57S</meta:editing-duration>
    <meta:editing-cycles>19</meta:editing-cycles>
    <meta:document-statistic meta:table-count="1" meta:cell-count="14" meta:object-count="0"/>
  </office:meta>
</office:document-meta>
</file>